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80373" draw:fill="none" draw:textarea-horizontal-align="justify" draw:textarea-vertical-align="middle" draw:auto-grow-height="false" fo:min-height="4.35cm" fo:min-width="13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127622" draw:fill="none" draw:textarea-horizontal-align="justify" draw:textarea-vertical-align="middle" draw:auto-grow-height="false" fo:min-height="2.05cm" fo:min-width="5.5cm"/>
    </style:style>
    <style:style style:name="gr4" style:family="graphic" style:parent-style-name="standard">
      <style:graphic-properties svg:stroke-color="#ed4c05" draw:fill="none" draw:textarea-horizontal-align="justify" draw:textarea-vertical-align="middle" draw:auto-grow-height="false" fo:min-height="2.05cm" fo:min-width="5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13.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55cm" fo:min-width="6.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55cm" fo:min-width="6.1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8cm" svg:height="4.6cm" svg:x="0.6cm" svg:y="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4cm" svg:height="0.962cm" svg:x="6.6cm" svg:y="0.9cm">
          <draw:text-box>
            <text:p>CPU</text:p>
          </draw:text-box>
        </draw:frame>
        <draw:custom-shape draw:style-name="gr3" draw:text-style-name="P1" draw:layer="layout" svg:width="6cm" svg:height="2.3cm" svg:x="1cm" svg:y="2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34cm" svg:height="0.962cm" svg:x="3.1cm" svg:y="2.8cm">
          <draw:text-box>
            <text:p>ALU</text:p>
          </draw:text-box>
        </draw:frame>
        <draw:custom-shape draw:style-name="gr4" draw:text-style-name="P1" draw:layer="layout" svg:width="6cm" svg:height="2.3cm" svg:x="8cm" svg:y="2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46cm" svg:height="0.962cm" svg:x="9.1cm" svg:y="2.8cm">
          <draw:text-box>
            <text:p>Control Unit</text:p>
          </draw:text-box>
        </draw:frame>
        <draw:custom-shape draw:style-name="gr5" draw:text-style-name="P1" draw:layer="layout" svg:width="13.9cm" svg:height="1.7cm" svg:x="0.5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06cm" svg:height="0.962cm" svg:x="6.6cm" svg:y="6cm">
          <draw:text-box>
            <text:p>BUS</text:p>
          </draw:text-box>
        </draw:frame>
        <draw:custom-shape draw:style-name="gr6" draw:text-style-name="P1" draw:layer="layout" svg:width="6.7cm" svg:height="2.8cm" svg:x="0.5cm" svg:y="8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cm" svg:height="2.8cm" svg:x="7.9cm" svg:y="8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57cm" svg:height="0.962cm" svg:x="2.4cm" svg:y="9.3cm">
          <draw:text-box>
            <text:p>I/O Unit</text:p>
          </draw:text-box>
        </draw:frame>
        <draw:frame draw:style-name="gr2" draw:text-style-name="P2" draw:layer="layout" svg:width="1.912cm" svg:height="0.962cm" svg:x="10.4cm" svg:y="9.2cm">
          <draw:text-box>
            <text:p>RAM</text:p>
          </draw:text-box>
        </draw:frame>
        <draw:line draw:style-name="gr8" draw:text-style-name="P3" draw:layer="layout" svg:x1="4cm" svg:y1="7.3cm" svg:x2="4cm" svg:y2="8.5cm">
          <text:p/>
        </draw:line>
        <draw:line draw:style-name="gr8" draw:text-style-name="P3" draw:layer="layout" svg:x1="11.2cm" svg:y1="7.3cm" svg:x2="11.2cm" svg:y2="8.5cm">
          <text:p/>
        </draw:line>
        <draw:line draw:style-name="gr8" draw:text-style-name="P3" draw:layer="layout" svg:x1="4cm" svg:y1="4.5cm" svg:x2="4cm" svg:y2="5.7cm">
          <text:p/>
        </draw:line>
        <draw:line draw:style-name="gr8" draw:text-style-name="P3" draw:layer="layout" svg:x1="11cm" svg:y1="4.5cm" svg:x2="11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4-07T15:13:22.305826152</dc:date>
    <meta:editing-duration>PT9M28S</meta:editing-duration>
    <meta:editing-cycles>3</meta:editing-cycles>
    <meta:generator>LibreOffice/6.1.2.1$MacOSX_X86_64 LibreOffice_project/65905a128db06ba48db947242809d14d3f9a93fe</meta:generator>
    <meta:document-statistic meta:object-count="16"/>
  </office:meta>
</office:document-meta>
</file>